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style:font-weight-asian="normal"/>
    </style:style>
    <style:style style:name="ce4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2"/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>
            <text:p>Tuntikirjanpito</text:p>
          </table:table-cell>
          <table:table-cell table:style-name="ce5" table:number-columns-repeated="3"/>
          <table:table-cell table:number-columns-repeated="1020"/>
        </table:table-row>
        <table:table-row table:style-name="ro2">
          <table:table-cell table:style-name="ce2" office:value-type="string">
            <text:p>Päivä</text:p>
          </table:table-cell>
          <table:table-cell table:style-name="ce6" office:value-type="string">
            <text:p>Aloitus</text:p>
          </table:table-cell>
          <table:table-cell table:style-name="ce6" office:value-type="string">
            <text:p>Lopetus</text:p>
          </table:table-cell>
          <table:table-cell table:style-name="ce6" office:value-type="string">
            <text:p>Työmäärä (h)</text:p>
          </table:table-cell>
          <table:table-cell table:style-name="ce9" office:value-type="string">
            <text:p>Mitä tehty?</text:p>
          </table:table-cell>
          <table:table-cell table:style-name="ce9" table:number-columns-repeated="1019"/>
        </table:table-row>
        <table:table-row table:style-name="ro3">
          <table:table-cell table:style-name="ce3" office:value-type="date" office:date-value="2014-01-15">
            <text:p>15.01.2014</text:p>
          </table:table-cell>
          <table:table-cell table:style-name="ce7" office:value-type="float" office:value="13">
            <text:p>13,00</text:p>
          </table:table-cell>
          <table:table-cell table:style-name="ce7" office:value-type="float" office:value="16">
            <text:p>16,00</text:p>
          </table:table-cell>
          <table:table-cell table:style-name="ce7" table:formula="of:= [.C3]-[.B3]" office:value-type="float" office:value="3">
            <text:p>3,00</text:p>
          </table:table-cell>
          <table:table-cell office:value-type="string">
            <text:p>Gitin käyttöönottoa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4-01-16">
            <text:p>16.01.2014</text:p>
          </table:table-cell>
          <table:table-cell table:style-name="ce7" office:value-type="float" office:value="13.25">
            <text:p>13,25</text:p>
          </table:table-cell>
          <table:table-cell table:style-name="ce7" office:value-type="float" office:value="15">
            <text:p>15,00</text:p>
          </table:table-cell>
          <table:table-cell table:style-name="ce7" table:formula="of:= [.C4]-[.B4]" office:value-type="float" office:value="1.75">
            <text:p>1,75</text:p>
          </table:table-cell>
          <table:table-cell office:value-type="string">
            <text:p>Aiheen määrittelyä ja kansiorakenteen tekoa</text:p>
          </table:table-cell>
          <table:table-cell table:number-columns-repeated="1019"/>
        </table:table-row>
        <table:table-row table:style-name="ro1">
          <table:table-cell table:style-name="ce3"/>
          <table:table-cell table:number-columns-repeated="2" table:style-name="ce7"/>
          <table:table-cell table:style-name="ce7" table:formula="of:= [.C5]-[.B5]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 table:style-name="ce7"/>
          <table:table-cell table:style-name="ce7" table:formula="of:= [.C6]-[.B6]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 table:style-name="ce7"/>
          <table:table-cell table:style-name="ce7" table:formula="of:= [.C7]-[.B7]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 table:style-name="ce7"/>
          <table:table-cell table:style-name="ce7" table:formula="of:= [.C8]-[.B8]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 table:style-name="ce7"/>
          <table:table-cell table:style-name="ce7" table:formula="of:= [.C9]-[.B9]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 table:style-name="ce7"/>
          <table:table-cell table:style-name="ce7" table:formula="of:= [.C10]-[.B10]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 table:style-name="ce7"/>
          <table:table-cell table:style-name="ce7" table:formula="of:= [.C11]-[.B11]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 table:style-name="ce7"/>
          <table:table-cell table:style-name="ce7" table:formula="of:= [.C12]-[.B12]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 table:style-name="ce7"/>
          <table:table-cell table:style-name="ce7" table:formula="of:= [.C13]-[.B13]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 table:style-name="ce7"/>
          <table:table-cell table:style-name="ce7" table:formula="of:= [.C14]-[.B14]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 table:style-name="ce7"/>
          <table:table-cell table:style-name="ce7" table:formula="of:= [.C15]-[.B15]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 table:style-name="ce7"/>
          <table:table-cell table:style-name="ce7" table:formula="of:= [.C16]-[.B16]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 table:style-name="ce7"/>
          <table:table-cell table:style-name="ce7" table:formula="of:= [.C17]-[.B17]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 table:style-name="ce7"/>
          <table:table-cell table:style-name="ce7" table:formula="of:= [.C18]-[.B18]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 table:style-name="ce7"/>
          <table:table-cell table:style-name="ce7" table:formula="of:= [.C19]-[.B19]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 table:style-name="ce7"/>
          <table:table-cell table:style-name="ce7" table:formula="of:= [.C20]-[.B20]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 table:style-name="ce7"/>
          <table:table-cell table:style-name="ce7" table:formula="of:= [.C21]-[.B21]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 table:style-name="ce7"/>
          <table:table-cell table:style-name="ce7" table:formula="of:= [.C22]-[.B22]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 table:style-name="ce7"/>
          <table:table-cell table:style-name="ce7" table:formula="of:= [.C23]-[.B23]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 table:style-name="ce7"/>
          <table:table-cell table:style-name="ce7" table:formula="of:= [.C24]-[.B24]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 table:style-name="ce7"/>
          <table:table-cell table:style-name="ce7" table:formula="of:= [.C25]-[.B25]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 table:style-name="ce7"/>
          <table:table-cell table:style-name="ce7" table:formula="of:= [.C26]-[.B26]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 table:style-name="ce7"/>
          <table:table-cell table:style-name="ce7" table:formula="of:= [.C27]-[.B27]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 table:style-name="ce7"/>
          <table:table-cell table:style-name="ce7" table:formula="of:= [.C28]-[.B28]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 table:style-name="ce7"/>
          <table:table-cell table:style-name="ce7" table:formula="of:= [.C29]-[.B29]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 table:style-name="ce7"/>
          <table:table-cell table:style-name="ce7" table:formula="of:= [.C30]-[.B30]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 table:style-name="ce7"/>
          <table:table-cell table:style-name="ce7" table:formula="of:= [.C31]-[.B31]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 table:style-name="ce7"/>
          <table:table-cell table:style-name="ce7" table:formula="of:= [.C32]-[.B32]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 table:style-name="ce7"/>
          <table:table-cell table:style-name="ce7" table:formula="of:= [.C33]-[.B33]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 table:style-name="ce7"/>
          <table:table-cell table:style-name="ce7" table:formula="of:= [.C34]-[.B34]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 table:style-name="ce7"/>
          <table:table-cell table:style-name="ce7" table:formula="of:= [.C35]-[.B35]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 table:style-name="ce7"/>
          <table:table-cell table:style-name="ce7" table:formula="of:= [.C36]-[.B36]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 table:style-name="ce7"/>
          <table:table-cell table:style-name="ce7" table:formula="of:= [.C37]-[.B37]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 table:style-name="ce7"/>
          <table:table-cell table:style-name="ce7" table:formula="of:= [.C38]-[.B38]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 table:style-name="ce7"/>
          <table:table-cell table:style-name="ce7" table:formula="of:= [.C39]-[.B39]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 table:style-name="ce7"/>
          <table:table-cell table:style-name="ce7" table:formula="of:= [.C40]-[.B40]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 table:style-name="ce7"/>
          <table:table-cell table:style-name="ce7" table:formula="of:= [.C41]-[.B41]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table:style-name="ce4"/>
          <table:table-cell table:number-columns-repeated="2" table:style-name="ce7"/>
          <table:table-cell table:style-name="ce7" table:formula="of:= [.C42]-[.B42]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table:style-name="ce4"/>
          <table:table-cell table:number-columns-repeated="2" table:style-name="ce7"/>
          <table:table-cell table:style-name="ce7" table:formula="of:= [.C43]-[.B43]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table:style-name="ce4"/>
          <table:table-cell table:number-columns-repeated="2" table:style-name="ce7"/>
          <table:table-cell table:style-name="ce7" table:formula="of:= [.C44]-[.B44]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table:style-name="ce4"/>
          <table:table-cell table:number-columns-repeated="2" table:style-name="ce7"/>
          <table:table-cell table:style-name="ce7" table:formula="of:= [.C45]-[.B45]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table:style-name="ce4"/>
          <table:table-cell table:number-columns-repeated="2" table:style-name="ce7"/>
          <table:table-cell table:style-name="ce7" table:formula="of:= [.C46]-[.B46]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table:style-name="ce4"/>
          <table:table-cell table:number-columns-repeated="2" table:style-name="ce7"/>
          <table:table-cell table:style-name="ce7" table:formula="of:= [.C47]-[.B47]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table:style-name="ce4"/>
          <table:table-cell table:number-columns-repeated="2" table:style-name="ce7"/>
          <table:table-cell table:style-name="ce7" table:formula="of:= [.C48]-[.B48]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table:style-name="ce4"/>
          <table:table-cell table:number-columns-repeated="2" table:style-name="ce7"/>
          <table:table-cell table:style-name="ce7" table:formula="of:= [.C49]-[.B49]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table:style-name="ce4"/>
          <table:table-cell table:number-columns-repeated="2" table:style-name="ce7"/>
          <table:table-cell table:style-name="ce7" table:formula="of:= [.C50]-[.B50]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table:style-name="ce4"/>
          <table:table-cell table:number-columns-repeated="2" table:style-name="ce7"/>
          <table:table-cell table:style-name="ce7" table:formula="of:= [.C51]-[.B51]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table:style-name="ce4"/>
          <table:table-cell table:number-columns-repeated="2" table:style-name="ce7"/>
          <table:table-cell table:style-name="ce7" table:formula="of:= [.C52]-[.B52]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table:style-name="ce4"/>
          <table:table-cell table:number-columns-repeated="2" table:style-name="ce7"/>
          <table:table-cell table:style-name="ce7" table:formula="of:= [.C53]-[.B53]" office:value-type="float" office:value="0">
            <text:p>0,00</text:p>
          </table:table-cell>
          <table:table-cell table:number-columns-repeated="1020"/>
        </table:table-row>
        <table:table-row table:style-name="ro1" table:number-rows-repeated="4">
          <table:table-cell table:style-name="ce4"/>
          <table:table-cell table:style-name="ce8" table:number-columns-repeated="3"/>
          <table:table-cell table:number-columns-repeated="1020"/>
        </table:table-row>
        <table:table-row table:style-name="ro1" table:number-rows-repeated="3">
          <table:table-cell table:style-name="ce4"/>
          <table:table-cell table:number-columns-repeated="1023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kiniemi M</meta:initial-creator>
    <meta:creation-date>2014-01-16T14:32:35</meta:creation-date>
    <dc:date>2014-01-16T14:42:49</dc:date>
    <dc:creator>Jokiniemi M</dc:creator>
    <meta:editing-duration>PT6M10S</meta:editing-duration>
    <meta:editing-cycles>2</meta:editing-cycles>
    <meta:generator>LibreOffice/3.5$Linux_X86_64 LibreOffice_project/350m1$Build-2</meta:generator>
    <meta:document-statistic meta:table-count="3" meta:cell-count="163" meta:object-count="0"/>
  </office:meta>
</office:document-meta>
</file>